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Calibri"/>
    </style:style>
    <style:style style:name="P2" style:family="paragraph" style:parent-style-name="Standard" style:list-style-name="L1">
      <style:text-properties style:font-name="Calibri"/>
    </style:style>
    <style:style style:name="P3" style:family="paragraph" style:parent-style-name="Standard" style:list-style-name="L2">
      <style:text-properties style:font-name="Calibri"/>
    </style:style>
    <style:style style:name="P4" style:family="paragraph" style:parent-style-name="Standard" style:list-style-name="L3">
      <style:text-properties style:font-name="Calibri"/>
    </style:style>
    <style:style style:name="P5" style:family="paragraph" style:parent-style-name="Standard" style:list-style-name="L4">
      <style:text-properties style:font-name="Calibri"/>
    </style:style>
    <style:style style:name="P6" style:family="paragraph" style:parent-style-name="Standard" style:list-style-name="L5">
      <style:text-properties style:font-name="Calibri"/>
    </style:style>
    <style:style style:name="P7" style:family="paragraph" style:parent-style-name="Standard" style:list-style-name="L6">
      <style:text-properties style:font-name="Calibri"/>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nnemis : Chauve-souris, Gros vers de terre, Homme-taupes.</text:p>
      <text:p text:style-name="P1"/>
      <text:p text:style-name="P1">Phrase d'introduction (=PNJ1)</text:p>
      <text:list xml:id="list35249421" text:style-name="L1">
        <text:list-item>
          <text:p text:style-name="P2">Que se passe-t-il ici Telnyr?</text:p>
        </text:list-item>
        <text:list-item>
          <text:p text:style-name="P2">Les créatures des tunnels ont envahi le Pied! Vous devez nous aider!</text:p>
        </text:list-item>
        <text:list-item>
          <text:p text:style-name="P2">Je ne suis pas là pour ça. Désolé mon ami.</text:p>
        </text:list-item>
        <text:list-item>
          <text:p text:style-name="P2">Je vous en prie! Ma famille est en danger et je ne peux rien faire pour les protéger!</text:p>
        </text:list-item>
        <text:list-item>
          <text:p text:style-name="P2">...</text:p>
          <text:p text:style-name="P2">Très bien je t'aiderai à trouver ta famille, mais rien de plus...</text:p>
        </text:list-item>
        <text:list-item>
          <text:p text:style-name="P2">Merci, merci mille fois!</text:p>
        </text:list-item>
        <text:list-item>
          <text:p text:style-name="P2">Suis-moi.</text:p>
        </text:list-item>
      </text:list>
      <text:p text:style-name="P1"/>
      <text:p text:style-name="P1">Après cette conversation, un objectif apparaît : trouver la famille de Telnyr. Tant que ce ne sera pas fait, lorsque le joueur voudra utiliser le monte charge pour finir le niveau, Telnyr lui dira "Vous aviez dit que vous m'aideriez!" pour que le joueur continue.</text:p>
      <text:p text:style-name="P1"/>
      <text:p text:style-name="P1">PNJ 2 (un petit garçon)</text:p>
      <text:list xml:id="list35248562" text:style-name="L2">
        <text:list-item>
          <text:p text:style-name="P3">Que fais tu petit? Ces rues sont dangereuses.</text:p>
        </text:list-item>
        <text:list-item>
          <text:p text:style-name="P3">Ces monstres! Ils ont tué mes parents!</text:p>
        </text:list-item>
        <text:list-item>
          <text:p text:style-name="P3">Et tu comptes te venger seul?</text:p>
        </text:list-item>
        <text:list-item>
          <text:p text:style-name="P3">Je les tuerai tous!</text:p>
        </text:list-item>
        <text:list-item>
          <text:p text:style-name="P3">Fuis pauvre fou.</text:p>
        </text:list-item>
      </text:list>
      <text:p text:style-name="P1"/>
      <text:p text:style-name="P1">PNJ 3</text:p>
      <text:list xml:id="list35248069" text:style-name="L3">
        <text:list-item>
          <text:p text:style-name="P4">Messire!</text:p>
        </text:list-item>
        <text:list-item>
          <text:p text:style-name="P4">Que me veux-tu?</text:p>
        </text:list-item>
        <text:list-item>
          <text:p text:style-name="P4">Vous ne vous souvenez pas? Vous m'avez sauvé, dans le tunnel!</text:p>
        </text:list-item>
        <text:list-item>
          <text:p text:style-name="P4">Oui, ça me revient. As-tu retrouvé ton fils?</text:p>
        </text:list-item>
        <text:list-item>
          <text:p text:style-name="P4">Grâce à vous!</text:p>
        </text:list-item>
        <text:list-item>
          <text:p text:style-name="P4">Et aujourd'hui je le chéris plus que tout. Mais c'est étrange, il est beaucoup moins locace.</text:p>
        </text:list-item>
        <text:list-item>
          <text:p text:style-name="P4">Où est-il?</text:p>
        </text:list-item>
        <text:list-item>
          <text:p text:style-name="P4">Juste là, dans mon sac. Le reste était trop lourd.</text:p>
        </text:list-item>
      </text:list>
      <text:p text:style-name="P1"/>
      <text:p text:style-name="P1">PNJ 4 (On retrouve la "maison" de Telnyr)</text:p>
      <text:list xml:id="list35232052" text:style-name="L4">
        <text:list-item>
          <text:p text:style-name="P5">Mila! Tu n'as rien?</text:p>
        </text:list-item>
      </text:list>
      <text:p text:style-name="P1">Telnyr court dans la maison, on ne le voit plus à l'écran mais on l'entend toujours crier:</text:p>
      <text:list xml:id="list35232476" text:style-name="L5">
        <text:list-item>
          <text:p text:style-name="P6">Non! Ne me touchez pas! NON!</text:p>
        </text:list-item>
      </text:list>
      <text:p text:style-name="P1">Il meurt ainsi et des monstres sortent de sa maison. A cet instant, le joueur dit:</text:p>
      <text:list xml:id="list35232061" text:style-name="L6">
        <text:list-item>
          <text:p text:style-name="P7">C'est triste pour lui, mais je ne dois pas me détourner de mon but.</text:p>
        </text:list-item>
      </text:list>
      <text:p text:style-name="P1"/>
      <text:p text:style-name="P1">Phrase de sortie</text:p>
      <text:p text:style-name="P1">"Toute cette pagaille n'était pas naturelle... Je dois trouver Belod."</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25M15S</meta:editing-duration>
    <meta:editing-cycles>5</meta:editing-cycles>
    <meta:generator>OpenOffice.org/3.3$Win32 OpenOffice.org_project/330m20$Build-9567</meta:generator>
    <dc:date>2013-11-24T15:10:18.66</dc:date>
    <meta:document-statistic meta:table-count="0" meta:image-count="0" meta:object-count="0" meta:page-count="1" meta:paragraph-count="34" meta:word-count="310" meta:character-count="1580"/>
    <meta:user-defined meta:name="Info 1"/>
    <meta:user-defined meta:name="Info 2"/>
    <meta:user-defined meta:name="Info 3"/>
    <meta:user-defined meta:name="Info 4"/>
  </office:meta>
</office:document-meta>
</file>